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160000025E00000214AB1973D9.svm" manifest:media-type=""/>
  <manifest:file-entry manifest:full-path="Pictures/2000001600000251000002144D9C1061.svm" manifest:media-type=""/>
  <manifest:file-entry manifest:full-path="Pictures/200000160000024F00000214DD6FF335.svm" manifest:media-type=""/>
  <manifest:file-entry manifest:full-path="Pictures/200000160000024E00000214DCA59336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style="normal" fo:font-weight="bold" officeooo:rsid="00bdcf61" officeooo:paragraph-rsid="00bdcf61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Liberation Serif" fo:font-style="normal" fo:font-weight="bold" officeooo:rsid="00c73a42" officeooo:paragraph-rsid="00c73a42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Liberation Serif" fo:font-style="normal" fo:font-weight="normal" officeooo:rsid="00db0bad" officeooo:paragraph-rsid="00db0ba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Liberation Serif" fo:font-style="normal" fo:font-weight="normal" officeooo:rsid="00dc4bf4" officeooo:paragraph-rsid="00dc4bf4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Liberation Serif" fo:font-style="normal" fo:font-weight="normal" officeooo:rsid="00dd53af" officeooo:paragraph-rsid="00dd53a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font-name="Liberation Serif" fo:font-weight="normal" officeooo:rsid="00da5cb1" officeooo:paragraph-rsid="00da5cb1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dd53af" officeooo:paragraph-rsid="00dd53af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dd66f2" officeooo:paragraph-rsid="00dd66f2" style:font-weight-asian="normal" style:font-weight-complex="normal"/>
    </style:style>
    <style:style style:name="P20" style:family="paragraph" style:parent-style-name="Footer">
      <style:text-properties style:font-name="Liberation Serif" officeooo:rsid="004f790c" officeooo:paragraph-rsid="004f790c"/>
    </style:style>
    <style:style style:name="P21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2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23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4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5" style:family="paragraph" style:parent-style-name="Standard">
      <style:text-properties style:font-name="Liberation Serif" fo:font-weight="normal" officeooo:rsid="00dd66f2" officeooo:paragraph-rsid="00da5cb1" style:font-weight-asian="normal" style:font-weight-complex="normal"/>
    </style:style>
    <style:style style:name="P26" style:family="paragraph" style:parent-style-name="Standard">
      <style:text-properties style:font-name="Liberation Serif" fo:font-style="normal" fo:font-weight="bold" officeooo:rsid="00c73a42" officeooo:paragraph-rsid="00c7ac43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Liberation Serif" fo:font-style="normal" fo:font-weight="bold" officeooo:rsid="00c73a42" officeooo:paragraph-rsid="00e16115" style:font-style-asian="normal" style:font-weight-asian="bold" style:font-style-complex="normal" style:font-weight-complex="bold"/>
    </style:style>
    <style:style style:name="P28" style:family="paragraph" style:parent-style-name="Standard">
      <style:text-properties officeooo:paragraph-rsid="00da5cb1"/>
    </style:style>
    <style:style style:name="P29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0" style:family="paragraph">
      <style:paragraph-properties fo:text-align="start"/>
      <style:text-properties fo:font-size="18pt"/>
    </style:style>
    <style:style style:name="P31" style:family="paragraph">
      <style:paragraph-properties fo:text-align="start" style:writing-mode="lr-tb"/>
      <style:text-properties fo:font-size="18pt"/>
    </style:style>
    <style:style style:name="P3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text-align="cente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b83e9c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officeooo:rsid="007bbbd0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style:font-name-asian="Liberation Serif1" style:font-name-complex="Liberation Serif1"/>
    </style:style>
    <style:style style:name="T12" style:family="text">
      <style:text-properties style:font-name="Liberation Serif" fo:font-style="normal" fo:font-weight="bold" officeooo:rsid="00c73a42" style:font-style-asian="normal" style:font-weight-asian="bold" style:font-style-complex="normal" style:font-weight-complex="bold"/>
    </style:style>
    <style:style style:name="T13" style:family="text">
      <style:text-properties style:font-name="Liberation Serif" fo:font-style="normal" fo:font-weight="bold" officeooo:rsid="00da5cb1" style:font-style-asian="normal" style:font-weight-asian="bold" style:font-style-complex="normal" style:font-weight-complex="bold"/>
    </style:style>
    <style:style style:name="T14" style:family="text">
      <style:text-properties style:font-name="Liberation Serif" fo:font-style="normal" fo:font-weight="bold" officeooo:rsid="00e16115" style:font-style-asian="normal" style:font-weight-asian="bold" style:font-style-complex="normal" style:font-weight-complex="bold"/>
    </style:style>
    <style:style style:name="T15" style:family="text">
      <style:text-properties officeooo:rsid="00c7ac43"/>
    </style:style>
    <style:style style:name="T16" style:family="text">
      <style:text-properties officeooo:rsid="00da5cb1"/>
    </style:style>
    <style:style style:name="T17" style:family="text">
      <style:text-properties officeooo:rsid="00dc4bf4"/>
    </style:style>
    <style:style style:name="T18" style:family="text">
      <style:text-properties officeooo:rsid="00dd53af"/>
    </style:style>
    <style:style style:name="T19" style:family="text">
      <style:text-properties officeooo:rsid="00e1611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Nom<text:span text:style-name="T9">bre</text:span> del alumn<text:span text:style-name="T9">o</text:span>/a: <text:s text:c="7"/></text:p>
      <text:p text:style-name="P24"><draw:custom-shape text:anchor-type="paragraph" draw:z-index="3" draw:name="Image1" draw:style-name="gr2" draw:text-style-name="P31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0" svg:width="0.948in" svg:height="0.437in" svg:x="4.6335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1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<text:span text:style-name="T9">C</text:span>ualificació<text:span text:style-name="T9">n</text:span>: <text:s text:c="6"/></text:p>
      <text:p text:style-name="P23"><text:s text:c="70"/></text:p>
      <text:p text:style-name="P24"/>
      <text:p text:style-name="P3"><draw:custom-shape text:anchor-type="paragraph" draw:z-index="0" draw:name="Image4" draw:style-name="gr1" draw:text-style-name="P30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21">T<text:span text:style-name="T9">i</text:span>emp<text:span text:style-name="T9">o</text:span>: <text:span text:style-name="T7">90 min</text:span></text:p>
      <text:p text:style-name="P22">Observacion<text:span text:style-name="T9">e</text:span>s: <text:span text:style-name="T8">Cada número sin unidad resta 1 punto</text:span></text:p>
      <text:p text:style-name="P9"/>
      <text:p text:style-name="P10"><text:tab/></text:p>
      <text:p text:style-name="P16">Recuperación 2ª evaluación 1º examen</text:p>
      <text:p text:style-name="P12"/>
      <text:p text:style-name="P12">Ejercicio 1<text:tab/><text:tab/><text:tab/><text:tab/><text:tab/><text:tab/><text:tab/><text:tab/><text:tab/><text:tab/><text:tab/><text:tab/><text:tab/><text:tab/><text:tab/><text:span text:style-name="T19">2 p</text:span></text:p>
      <text:p text:style-name="P13">Por una bobina con las siguientes características, circula una intensidad de 2 A.</text:p>
      <text:p text:style-name="P13"/>
      <text:p text:style-name="P13">Número de espiras <text:tab/><text:tab/> 1000 <text:span text:style-name="T17">v</text:span></text:p>
      <text:p text:style-name="P13">Longitud el núcleo <text:tab/><text:tab/>l = 5 cm</text:p>
      <text:p text:style-name="P13">Área del núcleo <text:tab/><text:tab/>A = 10<draw:frame draw:style-name="fr1" draw:name="Object1" text:anchor-type="as-char" svg:y="-0.1484in" svg:width="0.3516in" svg:height="0.1839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4">Permeabilidad relativa <text:span text:style-name="T10"><draw:frame draw:style-name="fr1" draw:name="Object2" text:anchor-type="as-char" svg:y="-0.1484in" svg:width="0.6102in" svg:height="0.2098in" draw:z-index="5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3"/>
      <text:p text:style-name="P13">Calcula mmf, H, B, <text:span text:style-name="T10">Φ y L.</text:span></text:p>
      <text:p text:style-name="P11"/>
      <text:p text:style-name="P11"/>
      <text:p text:style-name="P26"/>
      <text:p text:style-name="P27">Ejercicio <text:span text:style-name="T15">2<text:tab/><text:tab/><text:tab/><text:tab/><text:tab/><text:tab/><text:tab/><text:tab/><text:tab/><text:tab/><text:tab/><text:tab/><text:tab/><text:tab/>2 p</text:span></text:p>
      <text:p text:style-name="P17">¿Cuáles son los factores que influyen en la inductacia de un inductor?</text:p>
      <text:p text:style-name="P17"/>
      <text:p text:style-name="P15">¿Cómo influyen estos factores en la inductancia?</text:p>
      <text:p text:style-name="P15"/>
      <text:p text:style-name="P28"/>
      <text:p text:style-name="P28"/>
      <text:p text:style-name="P28"/>
      <text:p text:style-name="P28"><text:span text:style-name="T12">Ejercicio </text:span><text:span text:style-name="T13">3<text:tab/><text:tab/><text:tab/><text:tab/><text:tab/><text:tab/><text:tab/><text:tab/><text:tab/><text:tab/><text:tab/><text:tab/><text:tab/><text:tab/></text:span><text:span text:style-name="T14">2 P</text:span></text:p>
      <text:p text:style-name="P17">Calcula la inductancia equivalente del cir<text:span text:style-name="T18">c</text:span>uito mostrado en el esquema.</text:p>
      <text:p text:style-name="P17"><draw:frame draw:style-name="fr1" draw:name="Object10" text:anchor-type="as-char" svg:y="-0.1484in" svg:width="1.5035in" svg:height="0.2098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7"/>
      <text:p text:style-name="P17"><draw:g text:anchor-type="paragraph" draw:z-index="6" draw:style-name="gr4"><draw:line draw:style-name="gr5" draw:text-style-name="P32" svg:x1="4.0953in" svg:y1="1.4701in" svg:x2="4.7453in" svg:y2="1.4701in"><text:p/></draw:line><draw:line draw:style-name="gr5" draw:text-style-name="P32" svg:x1="1.5748in" svg:y1="1.6567in" svg:x2="1.5748in" svg:y2="0.4067in"><text:p/></draw:line><draw:g draw:style-name="gr6"><draw:g draw:style-name="gr6"><draw:custom-shape draw:style-name="gr7" draw:text-style-name="P32" svg:width="0.1504in" svg:height="0.1504in" svg:x="2.2134in" svg:y="0.322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" draw:text-style-name="P32" svg:x1="2.2154in" svg:y1="0.3992in" svg:x2="2.361in" svg:y2="0.3992in"><text:p/></draw:line></draw:g><draw:g draw:style-name="gr6"><draw:custom-shape draw:style-name="gr7" draw:text-style-name="P32" svg:width="0.1512in" svg:height="0.1512in" svg:x="2.3705in" svg:y="0.322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" draw:text-style-name="P32" svg:x1="2.3736in" svg:y1="0.3992in" svg:x2="2.5193in" svg:y2="0.3992in"><text:p/></draw:line></draw:g><draw:g draw:style-name="gr6"><draw:custom-shape draw:style-name="gr7" draw:text-style-name="P32" svg:width="0.1512in" svg:height="0.1504in" svg:x="2.528in" svg:y="0.323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" draw:text-style-name="P32" svg:x1="2.5299in" svg:y1="0.3992in" svg:x2="2.6756in" svg:y2="0.3992in"><text:p/></draw:line></draw:g><draw:g draw:style-name="gr6"><draw:custom-shape draw:style-name="gr7" draw:text-style-name="P32" svg:width="0.1504in" svg:height="0.1496in" svg:x="2.6854in" svg:y="0.325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" draw:text-style-name="P32" svg:x1="2.6886in" svg:y1="0.3996in" svg:x2="2.8343in" svg:y2="0.3996in"><text:p/></draw:line></draw:g></draw:g><draw:line draw:style-name="gr5" draw:text-style-name="P32" svg:x1="1.5748in" svg:y1="0.4067in" svg:x2="2.2248in" svg:y2="0.4067in"><text:p/></draw:line><draw:line draw:style-name="gr5" draw:text-style-name="P32" svg:x1="2.8354in" svg:y1="0.4067in" svg:x2="3.4854in" svg:y2="0.4067in"><text:p/></draw:line><draw:g draw:style-name="gr6"><draw:g draw:style-name="gr6"><draw:custom-shape draw:style-name="gr7" draw:text-style-name="P32" svg:width="0.1504in" svg:height="0.1496in" svg:x="3.4732in" svg:y="0.323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" draw:text-style-name="P32" svg:x1="3.4748in" svg:y1="0.3992in" svg:x2="3.6205in" svg:y2="0.3992in"><text:p/></draw:line></draw:g><draw:g draw:style-name="gr6"><draw:custom-shape draw:style-name="gr7" draw:text-style-name="P32" svg:width="0.1504in" svg:height="0.1504in" svg:x="3.6307in" svg:y="0.323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" draw:text-style-name="P32" svg:x1="3.6331in" svg:y1="0.3992in" svg:x2="3.7787in" svg:y2="0.3992in"><text:p/></draw:line></draw:g><draw:g draw:style-name="gr6"><draw:custom-shape draw:style-name="gr7" draw:text-style-name="P32" svg:width="0.1512in" svg:height="0.1496in" svg:x="3.7878in" svg:y="0.3244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" draw:text-style-name="P32" svg:x1="3.7898in" svg:y1="0.3992in" svg:x2="3.9354in" svg:y2="0.3992in"><text:p/></draw:line></draw:g><draw:g draw:style-name="gr6"><draw:custom-shape draw:style-name="gr7" draw:text-style-name="P32" svg:width="0.1496in" svg:height="0.1504in" svg:x="3.9461in" svg:y="0.325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" draw:text-style-name="P32" svg:x1="3.9476in" svg:y1="0.4in" svg:x2="4.0933in" svg:y2="0.4in"><text:p/></draw:line></draw:g></draw:g><draw:g draw:style-name="gr6"><draw:g draw:style-name="gr6"><draw:custom-shape draw:style-name="gr7" draw:text-style-name="P32" svg:width="0.1504in" svg:height="0.1504in" svg:x="2.2134in" svg:y="1.38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" draw:text-style-name="P32" svg:x1="2.2154in" svg:y1="1.4622in" svg:x2="2.361in" svg:y2="1.4622in"><text:p/></draw:line></draw:g><draw:g draw:style-name="gr6"><draw:custom-shape draw:style-name="gr7" draw:text-style-name="P32" svg:width="0.1512in" svg:height="0.1512in" svg:x="2.3705in" svg:y="1.38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" draw:text-style-name="P32" svg:x1="2.3736in" svg:y1="1.4622in" svg:x2="2.5193in" svg:y2="1.4622in"><text:p/></draw:line></draw:g><draw:g draw:style-name="gr6"><draw:custom-shape draw:style-name="gr7" draw:text-style-name="P32" svg:width="0.1512in" svg:height="0.1504in" svg:x="2.528in" svg:y="1.3874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" draw:text-style-name="P32" svg:x1="2.5299in" svg:y1="1.4622in" svg:x2="2.6756in" svg:y2="1.4622in"><text:p/></draw:line></draw:g><draw:g draw:style-name="gr6"><draw:custom-shape draw:style-name="gr7" draw:text-style-name="P32" svg:width="0.1504in" svg:height="0.1504in" svg:x="2.6854in" svg:y="1.388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" draw:text-style-name="P32" svg:x1="2.6886in" svg:y1="1.4634in" svg:x2="2.8343in" svg:y2="1.4634in"><text:p/></draw:line></draw:g></draw:g><draw:line draw:style-name="gr5" draw:text-style-name="P32" svg:x1="1.5748in" svg:y1="1.4705in" svg:x2="2.2248in" svg:y2="1.4705in"><text:p/></draw:line><draw:line draw:style-name="gr5" draw:text-style-name="P32" svg:x1="2.8354in" svg:y1="1.4705in" svg:x2="3.4854in" svg:y2="1.4705in"><text:p/></draw:line><draw:g draw:style-name="gr6"><draw:g draw:style-name="gr6"><draw:custom-shape draw:style-name="gr7" draw:text-style-name="P32" svg:width="0.1504in" svg:height="0.1496in" svg:x="3.4732in" svg:y="1.3874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" draw:text-style-name="P32" svg:x1="3.4748in" svg:y1="1.4626in" svg:x2="3.6205in" svg:y2="1.4626in"><text:p/></draw:line></draw:g><draw:g draw:style-name="gr6"><draw:custom-shape draw:style-name="gr7" draw:text-style-name="P32" svg:width="0.1504in" svg:height="0.1504in" svg:x="3.6307in" svg:y="1.3874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" draw:text-style-name="P32" svg:x1="3.6331in" svg:y1="1.4626in" svg:x2="3.7787in" svg:y2="1.4626in"><text:p/></draw:line></draw:g><draw:g draw:style-name="gr6"><draw:custom-shape draw:style-name="gr7" draw:text-style-name="P32" svg:width="0.1512in" svg:height="0.1496in" svg:x="3.7878in" svg:y="1.388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" draw:text-style-name="P32" svg:x1="3.7898in" svg:y1="1.4626in" svg:x2="3.9354in" svg:y2="1.4626in"><text:p/></draw:line></draw:g><draw:g draw:style-name="gr6"><draw:custom-shape draw:style-name="gr7" draw:text-style-name="P32" svg:width="0.1496in" svg:height="0.1496in" svg:x="3.9461in" svg:y="1.38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" draw:text-style-name="P32" svg:x1="3.9476in" svg:y1="1.4646in" svg:x2="4.0933in" svg:y2="1.4646in"><text:p/></draw:line></draw:g></draw:g><draw:line draw:style-name="gr5" draw:text-style-name="P32" svg:x1="4.0949in" svg:y1="0.4067in" svg:x2="4.7449in" svg:y2="0.4067in"><text:p/></draw:line><draw:line draw:style-name="gr5" draw:text-style-name="P32" svg:x1="4.7646in" svg:y1="1.6571in" svg:x2="4.7646in" svg:y2="0.4071in"><text:p/></draw:line><draw:frame draw:style-name="gr9" draw:text-style-name="P33" svg:width="0.2315in" svg:height="0.2098in" svg:x="2.4307in" svg:y="0.0008in"><draw:image xlink:href="Pictures/200000160000024E00000214DCA59336.svm" xlink:type="simple" xlink:show="embed" xlink:actuate="onLoad"><text:p/></draw:image></draw:frame><draw:frame draw:style-name="gr9" draw:text-style-name="P33" svg:width="0.2323in" svg:height="0.2098in" svg:x="3.6114in" svg:y="0.0008in"><draw:image xlink:href="Pictures/200000160000024F00000214DD6FF335.svm" xlink:type="simple" xlink:show="embed" xlink:actuate="onLoad"><text:p/></draw:image></draw:frame><draw:frame draw:style-name="gr9" draw:text-style-name="P33" svg:width="0.2315in" svg:height="0.2098in" svg:x="2.4307in" svg:y="1.1028in"><draw:image xlink:href="Pictures/2000001600000251000002144D9C1061.svm" xlink:type="simple" xlink:show="embed" xlink:actuate="onLoad"><text:p/></draw:image></draw:frame><draw:frame draw:style-name="gr9" draw:text-style-name="P33" svg:width="0.2362in" svg:height="0.2098in" svg:x="3.6508in" svg:y="1.1028in"><draw:image xlink:href="Pictures/200000160000025E00000214AB1973D9.svm" xlink:type="simple" xlink:show="embed" xlink:actuate="onLoad"><text:p/></draw:image></draw:fram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b83e9c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- solució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8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1</text:page-number> de <text:page-count>1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16T10:44:02.612344143</dc:date>
    <meta:editing-duration>PT12H47M5S</meta:editing-duration>
    <meta:editing-cycles>105</meta:editing-cycles>
    <meta:document-statistic meta:table-count="1" meta:image-count="0" meta:object-count="3" meta:page-count="1" meta:paragraph-count="26" meta:word-count="118" meta:character-count="829" meta:non-whitespace-character-count="588"/>
  </office:meta>
</office:document-meta>
</file>

<file path=Object 1/content.xml><?xml version="1.0" encoding="utf-8"?>
<math xmlns="http://www.w3.org/1998/Math/MathML" display="block">
  <semantics>
    <mrow>
      <mi mathvariant="italic">cm</mi>
      <mn>²</mn>
    </mrow>
    <annotation encoding="StarMath 5.0">cm²</annotation>
  </semantics>
</math>
</file>

<file path=Object 10/content.xml><?xml version="1.0" encoding="utf-8"?>
<math xmlns="http://www.w3.org/1998/Math/MathML" display="block">
  <semantics>
    <mrow>
      <mrow>
        <msub>
          <mi>L</mi>
          <mn>1</mn>
        </msub>
        <mo stretchy="false">=</mo>
        <msub>
          <mi>L</mi>
          <mn>2</mn>
        </msub>
        <mo stretchy="false">=</mo>
        <msub>
          <mi>L</mi>
          <mn>3</mn>
        </msub>
        <mo stretchy="false">=</mo>
        <msub>
          <mi>L</mi>
          <mn>4</mn>
        </msub>
        <mo stretchy="false">=</mo>
        <mn>1</mn>
      </mrow>
      <mi>H</mi>
    </mrow>
    <annotation encoding="StarMath 5.0">L rsub 1 = L rsub 2 = L rsub 3 = L rsub 4 = 1 H </annotation>
  </semantics>
</math>
</file>

<file path=Object 2/content.xml><?xml version="1.0" encoding="utf-8"?>
<math xmlns="http://www.w3.org/1998/Math/MathML" display="block">
  <semantics>
    <mrow>
      <msub>
        <mi>μ</mi>
        <mi>r</mi>
      </msub>
      <mo stretchy="false">=</mo>
      <mn>300</mn>
    </mrow>
    <annotation encoding="StarMath 5.0">μ rsub r = 300</annotation>
  </semantics>
</math>
</file>